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52d39" officeooo:paragraph-rsid="00152d39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weight="bold" officeooo:rsid="00152d39" officeooo:paragraph-rsid="00152d3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52d39" officeooo:paragraph-rsid="00152d3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52d39" officeooo:paragraph-rsid="00152d39"/>
    </style:style>
    <style:style style:name="P5" style:family="paragraph" style:parent-style-name="Table_20_Contents">
      <style:paragraph-properties fo:text-align="center" style:justify-single-word="false"/>
      <style:text-properties officeooo:rsid="00153fc0" officeooo:paragraph-rsid="00153fc0"/>
    </style:style>
    <style:style style:name="P6" style:family="paragraph" style:parent-style-name="Table_20_Contents">
      <style:paragraph-properties fo:text-align="center" style:justify-single-word="false"/>
      <style:text-properties officeooo:rsid="001b9d10" officeooo:paragraph-rsid="001b9d10"/>
    </style:style>
    <style:style style:name="P7" style:family="paragraph" style:parent-style-name="Table_20_Contents">
      <style:paragraph-properties fo:text-align="center" style:justify-single-word="false"/>
      <style:text-properties officeooo:rsid="00200cf2" officeooo:paragraph-rsid="00200cf2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1809f3" officeooo:paragraph-rsid="001809f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809f3" officeooo:paragraph-rsid="001809f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809f3" officeooo:paragraph-rsid="001809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809f3" officeooo:paragraph-rsid="001809f3"/>
    </style:style>
    <style:style style:name="P12" style:family="paragraph" style:parent-style-name="Table_20_Contents">
      <style:paragraph-properties fo:text-align="center" style:justify-single-word="false"/>
      <style:text-properties officeooo:rsid="00199b2d" officeooo:paragraph-rsid="00199b2d"/>
    </style:style>
    <style:style style:name="P13" style:family="paragraph" style:parent-style-name="Table_20_Contents">
      <style:paragraph-properties fo:text-align="center" style:justify-single-word="false"/>
      <style:text-properties officeooo:rsid="001c0e70" officeooo:paragraph-rsid="001c0e70"/>
    </style:style>
    <style:style style:name="P14" style:family="paragraph" style:parent-style-name="Table_20_Contents">
      <style:paragraph-properties fo:text-align="center" style:justify-single-word="false"/>
      <style:text-properties officeooo:rsid="001eb8be" officeooo:paragraph-rsid="001eb8be"/>
    </style:style>
    <style:style style:name="P15" style:family="paragraph" style:parent-style-name="Standard">
      <style:paragraph-properties fo:text-align="center" style:justify-single-word="false" fo:break-before="page"/>
      <style:text-properties fo:font-weight="bold" officeooo:rsid="00199b2d" officeooo:paragraph-rsid="00199b2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99b2d" officeooo:paragraph-rsid="00199b2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99b2d" officeooo:paragraph-rsid="00199b2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ve By Moonlight</text:p>
      <text:p text:style-name="P1"/>
      <text:p text:style-name="P2">Tile Type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ype Number</text:p>
          </table:table-cell>
          <table:table-cell table:style-name="Table1.B1" office:value-type="string">
            <text:p text:style-name="P3">Type Descriptio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5">Empty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B2" office:value-type="string">
            <text:p text:style-name="P5">Uncorrupt Becon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5">Corrupt Becon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B2" office:value-type="string">
            <text:p text:style-name="P5">Trap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2" office:value-type="string">
            <text:p text:style-name="P5">Horizontal Wall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B2" office:value-type="string">
            <text:p text:style-name="P5">Vertical Wall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5">Top Left Corner Wall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B2" office:value-type="string">
            <text:p text:style-name="P5">Top Right Corner Wall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B2" office:value-type="string">
            <text:p text:style-name="P5">Bottom Left Corner Wall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B2" office:value-type="string">
            <text:p text:style-name="P5">Bottom Right Corner Wall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B2" office:value-type="string">
            <text:p text:style-name="P5">Closed Exit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B2" office:value-type="string">
            <text:p text:style-name="P5">Open Exit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B2" office:value-type="string">
            <text:p text:style-name="P5">Hero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B2" office:value-type="string">
            <text:p text:style-name="P5">Demon 1 Healthy</text:p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B2" office:value-type="string">
            <text:p text:style-name="P5">Demon 1 Hurt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B2" office:value-type="string">
            <text:p text:style-name="P5">Demon 1 Down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B2" office:value-type="string">
            <text:p text:style-name="P5">Demon 1 Trapped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B2" office:value-type="string">
            <text:p text:style-name="P5">Demon 2 Healthy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B2" office:value-type="string">
            <text:p text:style-name="P5">Demon 2 Hurt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5">Demon 2 Down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B2" office:value-type="string">
            <text:p text:style-name="P5">Demon 2 Trapped</text:p>
          </table:table-cell>
        </table:table-row>
        <table:table-row>
          <table:table-cell table:style-name="Table1.A2" office:value-type="string">
            <text:p text:style-name="P5">22</text:p>
          </table:table-cell>
          <table:table-cell table:style-name="Table1.B2" office:value-type="string">
            <text:p text:style-name="P5">Demon 3 Healthy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B2" office:value-type="string">
            <text:p text:style-name="P5">Demon 3 Hurt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B2" office:value-type="string">
            <text:p text:style-name="P5">Demon 3 Down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B2" office:value-type="string">
            <text:p text:style-name="P5">Demon 3 Trapped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B2" office:value-type="string">
            <text:p text:style-name="P5">Demon 4 Healthy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B2" office:value-type="string">
            <text:p text:style-name="P5">Demon 4 Hurt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B2" office:value-type="string">
            <text:p text:style-name="P5">Demon 4 Down</text:p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B2" office:value-type="string">
            <text:p text:style-name="P5">Demon 4 Trapped</text:p>
          </table:table-cell>
        </table:table-row>
        <table:table-row>
          <table:table-cell table:style-name="Table1.A2" office:value-type="string">
            <text:p text:style-name="P6">30</text:p>
          </table:table-cell>
          <table:table-cell table:style-name="Table1.B2" office:value-type="string">
            <text:p text:style-name="P6">Hero carrying Demo</text:p>
          </table:table-cell>
        </table:table-row>
        <table:table-row>
          <table:table-cell table:style-name="Table1.A2" office:value-type="string">
            <text:p text:style-name="P6">31</text:p>
          </table:table-cell>
          <table:table-cell table:style-name="Table1.B2" office:value-type="string">
            <text:p text:style-name="P6">Dead Demon</text:p>
          </table:table-cell>
        </table:table-row>
        <table:table-row>
          <table:table-cell table:style-name="Table1.A2" office:value-type="string">
            <text:p text:style-name="P7">32</text:p>
          </table:table-cell>
          <table:table-cell table:style-name="Table1.B2" office:value-type="string">
            <text:p text:style-name="P7">Available Exit</text:p>
          </table:table-cell>
        </table:table-row>
      </table:table>
      <text:p text:style-name="P1"/>
      <text:p text:style-name="P1"/>
      <text:p text:style-name="P1"/>
      <text:p text:style-name="P8">Demon Status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Status Number</text:p>
          </table:table-cell>
          <table:table-cell table:style-name="Table2.B1" office:value-type="string">
            <text:p text:style-name="P10">Status Description</text:p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11">Healthy</text:p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B2" office:value-type="string">
            <text:p text:style-name="P11">Hurt</text:p>
          </table:table-cell>
        </table:table-row>
        <table:table-row>
          <table:table-cell table:style-name="Table2.A2" office:value-type="string">
            <text:p text:style-name="P11">3</text:p>
          </table:table-cell>
          <table:table-cell table:style-name="Table2.B2" office:value-type="string">
            <text:p text:style-name="P11">Down</text:p>
          </table:table-cell>
        </table:table-row>
        <table:table-row>
          <table:table-cell table:style-name="Table2.A2" office:value-type="string">
            <text:p text:style-name="P12">4</text:p>
          </table:table-cell>
          <table:table-cell table:style-name="Table2.B2" office:value-type="string">
            <text:p text:style-name="P13">Grabbed</text:p>
          </table:table-cell>
        </table:table-row>
        <table:table-row>
          <table:table-cell table:style-name="Table2.A2" office:value-type="string">
            <text:p text:style-name="P12">5</text:p>
          </table:table-cell>
          <table:table-cell table:style-name="Table2.B2" office:value-type="string">
            <text:p text:style-name="P11">Trapped 1</text:p>
          </table:table-cell>
        </table:table-row>
        <table:table-row>
          <table:table-cell table:style-name="Table2.A2" office:value-type="string">
            <text:p text:style-name="P12">6</text:p>
          </table:table-cell>
          <table:table-cell table:style-name="Table2.B2" office:value-type="string">
            <text:p text:style-name="P11">Trapped 2</text:p>
          </table:table-cell>
        </table:table-row>
        <table:table-row>
          <table:table-cell table:style-name="Table2.A2" office:value-type="string">
            <text:p text:style-name="P12">7</text:p>
          </table:table-cell>
          <table:table-cell table:style-name="Table2.B2" office:value-type="string">
            <text:p text:style-name="P11">Dead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B2" office:value-type="string">
            <text:p text:style-name="P14">Escaped</text:p>
          </table:table-cell>
        </table:table-row>
      </table:table>
      <text:p text:style-name="P9"/>
      <text:p text:style-name="P15">HUD Colours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Status</text:p>
          </table:table-cell>
          <table:table-cell table:style-name="Table3.B1" office:value-type="string">
            <text:p text:style-name="P17">Colour Code</text:p>
          </table:table-cell>
        </table:table-row>
        <table:table-row>
          <table:table-cell table:style-name="Table3.A2" office:value-type="string">
            <text:p text:style-name="P12">Playing as Hero</text:p>
          </table:table-cell>
          <table:table-cell table:style-name="Table3.B2" office:value-type="string">
            <text:p text:style-name="P12">172, 247, 136, 127</text:p>
          </table:table-cell>
        </table:table-row>
        <table:table-row>
          <table:table-cell table:style-name="Table3.A2" office:value-type="string">
            <text:p text:style-name="P12">Playing as a healthy Demon</text:p>
          </table:table-cell>
          <table:table-cell table:style-name="Table3.B2" office:value-type="string">
            <text:p text:style-name="P12">255, 140, 140, 127</text:p>
          </table:table-cell>
        </table:table-row>
        <table:table-row>
          <table:table-cell table:style-name="Table3.A2" office:value-type="string">
            <text:p text:style-name="P12">Playing as a hurt Demon</text:p>
          </table:table-cell>
          <table:table-cell table:style-name="Table3.B2" office:value-type="string">
            <text:p text:style-name="P12">250, 0, 0, 127</text:p>
          </table:table-cell>
        </table:table-row>
        <table:table-row>
          <table:table-cell table:style-name="Table3.A2" office:value-type="string">
            <text:p text:style-name="P12">Playing as a downed Demon</text:p>
          </table:table-cell>
          <table:table-cell table:style-name="Table3.B2" office:value-type="string">
            <text:p text:style-name="P12">113, 0, 0, 127</text:p>
          </table:table-cell>
        </table:table-row>
        <table:table-row>
          <table:table-cell table:style-name="Table3.A2" office:value-type="string">
            <text:p text:style-name="P12">Playing as as a carried Demon</text:p>
          </table:table-cell>
          <table:table-cell table:style-name="Table3.B2" office:value-type="string">
            <text:p text:style-name="P12">113, 0, 0, 127</text:p>
          </table:table-cell>
        </table:table-row>
        <table:table-row>
          <table:table-cell table:style-name="Table3.A2" office:value-type="string">
            <text:p text:style-name="P12">Playing as a trapped Demon</text:p>
          </table:table-cell>
          <table:table-cell table:style-name="Table3.B2" office:value-type="string">
            <text:p text:style-name="P12">255, 153, 0, 127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0:00:26.273251145</meta:creation-date>
    <dc:date>2024-09-10T13:57:41.984226883</dc:date>
    <meta:editing-duration>PT3H51M27S</meta:editing-duration>
    <meta:editing-cycles>8</meta:editing-cycles>
    <meta:generator>LibreOffice/24.8.0.3$Linux_X86_64 LibreOffice_project/0bdf1299c94fe897b119f97f3c613e9dca6be583</meta:generator>
    <meta:document-statistic meta:table-count="3" meta:image-count="0" meta:object-count="0" meta:page-count="4" meta:paragraph-count="102" meta:word-count="209" meta:character-count="913" meta:non-whitespace-character-count="806"/>
  </office:meta>
</office:document-meta>
</file>